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7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0" style:family="table-cell" style:parent-style-name="Default" style:data-style-name="N107"/>
    <style:style style:name="ce11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2"/>
        <table:table-column table:style-name="co3" table:default-cell-style-name="Default"/>
        <table:table-column table:style-name="co3" table:default-cell-style-name="ce2"/>
        <table:table-column table:style-name="co4" table:number-columns-repeated="1016" table:default-cell-style-name="Default"/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N° de 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 de LED</text:p>
          </table:table-cell>
          <table:table-cell table:number-columns-repeated="2" office:value-type="string" calcext:value-type="string">
            <text:p>5 mm RVB</text:p>
          </table:table-cell>
          <table:table-cell office:value-type="string" calcext:value-type="string">
            <text:p>cms RVB « plate » 2 mm</text:p>
          </table:table-cell>
          <table:table-cell office:value-type="string" calcext:value-type="string">
            <text:p>cms RVB « plate » 2,4 mm</text:p>
          </table:table-cell>
          <table:table-cell office:value-type="string" calcext:value-type="string">
            <text:p>cms RVB « dôme »</text:p>
          </table:table-cell>
          <table:table-cell table:style-name="ce2" office:value-type="string" calcext:value-type="string">
            <text:p>cms RV « plate » 2,2 mm</text:p>
          </table:table-cell>
          <table:table-cell office:value-type="string" calcext:value-type="string">
            <text:p>cms RV « dôme »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L154A4SUREQBF2GEW</text:p>
          </table:table-cell>
          <table:table-cell office:value-type="string" calcext:value-type="string">
            <text:p>L154A4SURKQBD2GW</text:p>
          </table:table-cell>
          <table:table-cell office:value-type="string" calcext:value-type="string">
            <text:p>HSMF-C118</text:p>
          </table:table-cell>
          <table:table-cell office:value-type="string" calcext:value-type="string">
            <text:p>ASMB-MTB0-0A3A2</text:p>
          </table:table-cell>
          <table:table-cell office:value-type="string" calcext:value-type="string">
            <text:p>Réf. Farnell 2764995</text:p>
          </table:table-cell>
          <table:table-cell table:style-name="ce2" office:value-type="string" calcext:value-type="string">
            <text:p>156125RG73000</text:p>
          </table:table-cell>
          <table:table-cell office:value-type="string" calcext:value-type="string">
            <text:p>Réf. Farnell 27487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 alim typique Rouge en Volt</text:p>
          </table:table-cell>
          <table:table-cell office:value-type="float" office:value="1.9" calcext:value-type="float">
            <text:p>1,9</text:p>
          </table:table-cell>
          <table:table-cell office:value-type="float" office:value="1.95" calcext:value-type="float">
            <text:p>1,95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 alim typique Vert en Volt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2.8" calcext:value-type="float">
            <text:p>2,8</text:p>
          </table:table-cell>
          <table:table-cell table:style-name="ce2"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 alim typique Bleu en Volt</text:p>
          </table:table-cell>
          <table:table-cell table:number-columns-repeated="2"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 typique Rouge en m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 typique Vert en m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 typique Bleu en m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P typique Rouge en mW</text:p>
          </table:table-cell>
          <table:table-cell table:formula="of:=[.B5]*[.B8]" office:value-type="float" office:value="57" calcext:value-type="float">
            <text:p>57</text:p>
          </table:table-cell>
          <table:table-cell table:formula="of:=[.C5]*[.C8]" office:value-type="float" office:value="58.5" calcext:value-type="float">
            <text:p>58,5</text:p>
          </table:table-cell>
          <table:table-cell table:formula="of:=[.D5]*[.D8]" office:value-type="float" office:value="38" calcext:value-type="float">
            <text:p>38</text:p>
          </table:table-cell>
          <table:table-cell table:formula="of:=[.E5]*[.E8]" office:value-type="float" office:value="52.5" calcext:value-type="float">
            <text:p>52,5</text:p>
          </table:table-cell>
          <table:table-cell table:formula="of:=[.F5]*[.F8]" office:value-type="float" office:value="40" calcext:value-type="float">
            <text:p>40</text:p>
          </table:table-cell>
          <table:table-cell table:style-name="ce2" table:formula="of:=[.G5]*[.G8]" office:value-type="float" office:value="40" calcext:value-type="float">
            <text:p>40</text:p>
          </table:table-cell>
          <table:table-cell table:formula="of:=[.H5]*[.H8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P typique Vert en mW</text:p>
          </table:table-cell>
          <table:table-cell table:formula="of:=[.B6]*[.B9]" office:value-type="float" office:value="96" calcext:value-type="float">
            <text:p>96</text:p>
          </table:table-cell>
          <table:table-cell table:formula="of:=[.C6]*[.C9]" office:value-type="float" office:value="99" calcext:value-type="float">
            <text:p>99</text:p>
          </table:table-cell>
          <table:table-cell table:formula="of:=[.D6]*[.D9]" office:value-type="float" office:value="70" calcext:value-type="float">
            <text:p>70</text:p>
          </table:table-cell>
          <table:table-cell table:formula="of:=[.E5]*[.E8]" office:value-type="float" office:value="52.5" calcext:value-type="float">
            <text:p>52,5</text:p>
          </table:table-cell>
          <table:table-cell table:formula="of:=[.F6]*[.F9]" office:value-type="float" office:value="56" calcext:value-type="float">
            <text:p>56</text:p>
          </table:table-cell>
          <table:table-cell table:style-name="ce2" table:formula="of:=[.G6]*[.G9]" office:value-type="float" office:value="66" calcext:value-type="float">
            <text:p>66</text:p>
          </table:table-cell>
          <table:table-cell table:formula="of:=[.H6]*[.H9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P typique Bleu en mW</text:p>
          </table:table-cell>
          <table:table-cell table:formula="of:=[.B7]*[.B10]" office:value-type="float" office:value="99" calcext:value-type="float">
            <text:p>99</text:p>
          </table:table-cell>
          <table:table-cell table:formula="of:=[.C7]*[.C10]" office:value-type="float" office:value="82.5" calcext:value-type="float">
            <text:p>82,5</text:p>
          </table:table-cell>
          <table:table-cell table:formula="of:=[.D7]*[.D10]" office:value-type="float" office:value="70" calcext:value-type="float">
            <text:p>70</text:p>
          </table:table-cell>
          <table:table-cell table:formula="of:=[.E6]*[.E9]" office:value-type="float" office:value="77.5" calcext:value-type="float">
            <text:p>77,5</text:p>
          </table:table-cell>
          <table:table-cell table:formula="of:=[.F7]*[.F10]" office:value-type="float" office:value="60" calcext:value-type="float">
            <text:p>60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style-name="ce4" office:value-type="string" calcext:value-type="string">
            <text:p>Vcc_BQ24650 (# entre 3 et 6V)</text:p>
          </table:table-cell>
          <table:table-cell table:style-name="ce6" office:value-type="float" office:value="4.5" calcext:value-type="float">
            <text:p>4,5</text:p>
          </table:table-cell>
          <table:table-cell table:style-name="ce8" table:formula="of:=[.B15]" office:value-type="float" office:value="4.5" calcext:value-type="float">
            <text:p>4,5</text:p>
          </table:table-cell>
          <table:table-cell table:style-name="ce8" table:formula="of:=[.C15]" office:value-type="float" office:value="4.5" calcext:value-type="float">
            <text:p>4,5</text:p>
          </table:table-cell>
          <table:table-cell table:style-name="ce8" table:formula="of:=[.D15]" office:value-type="float" office:value="4.5" calcext:value-type="float">
            <text:p>4,5</text:p>
          </table:table-cell>
          <table:table-cell table:style-name="ce8" table:formula="of:=[.E15]" office:value-type="float" office:value="4.5" calcext:value-type="float">
            <text:p>4,5</text:p>
          </table:table-cell>
          <table:table-cell table:style-name="ce8" table:formula="of:=[.F15]" office:value-type="float" office:value="4.5" calcext:value-type="float">
            <text:p>4,5</text:p>
          </table:table-cell>
          <table:table-cell table:style-name="ce8" table:formula="of:=[.G15]" office:value-type="float" office:value="4.5" calcext:value-type="float">
            <text:p>4,5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V_GPIO16 (0 ou 3,3V)</text:p>
          </table:table-cell>
          <table:table-cell office:value-type="float" office:value="3.3" calcext:value-type="float">
            <text:p>3,3</text:p>
          </table:table-cell>
          <table:table-cell table:formula="of:=[.B16]" office:value-type="float" office:value="3.3" calcext:value-type="float">
            <text:p>3,3</text:p>
          </table:table-cell>
          <table:table-cell table:formula="of:=[.C16]" office:value-type="float" office:value="3.3" calcext:value-type="float">
            <text:p>3,3</text:p>
          </table:table-cell>
          <table:table-cell table:formula="of:=[.D16]" office:value-type="float" office:value="3.3" calcext:value-type="float">
            <text:p>3,3</text:p>
          </table:table-cell>
          <table:table-cell office:value-type="float" office:value="3.3" calcext:value-type="float">
            <text:p>3,3</text:p>
          </table:table-cell>
          <table:table-cell table:style-name="ce2" table:formula="of:=[.F16]" office:value-type="float" office:value="3.3" calcext:value-type="float">
            <text:p>3,3</text:p>
          </table:table-cell>
          <table:table-cell table:formula="of:=[.G16]" office:value-type="float" office:value="3.3" calcext:value-type="float">
            <text:p>3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PA11 (0 ou 3,3V)</text:p>
          </table:table-cell>
          <table:table-cell office:value-type="float" office:value="3.3" calcext:value-type="float">
            <text:p>3,3</text:p>
          </table:table-cell>
          <table:table-cell table:formula="of:=[.B17]" office:value-type="float" office:value="3.3" calcext:value-type="float">
            <text:p>3,3</text:p>
          </table:table-cell>
          <table:table-cell table:formula="of:=[.C17]" office:value-type="float" office:value="3.3" calcext:value-type="float">
            <text:p>3,3</text:p>
          </table:table-cell>
          <table:table-cell table:formula="of:=[.D17]" office:value-type="float" office:value="3.3" calcext:value-type="float">
            <text:p>3,3</text:p>
          </table:table-cell>
          <table:table-cell table:formula="of:=[.E17]" office:value-type="float" office:value="3.3" calcext:value-type="float">
            <text:p>3,3</text:p>
          </table:table-cell>
          <table:table-cell table:style-name="ce2" table:formula="of:=[.F17]" office:value-type="float" office:value="3.3" calcext:value-type="float">
            <text:p>3,3</text:p>
          </table:table-cell>
          <table:table-cell table:formula="of:=[.G17]" office:value-type="float" office:value="3.3" calcext:value-type="float">
            <text:p>3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sistance en circuit en Kohm</text:p>
          </table:table-cell>
          <table:table-cell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1" calcext:value-type="float">
            <text:p>1</text:p>
          </table:table-cell>
          <table:table-cell table:style-name="ce2" table:formula="of:=[.F18]" office:value-type="float" office:value="1" calcext:value-type="float">
            <text:p>1</text:p>
          </table:table-cell>
          <table:table-cell table:formula="of:=[.G1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I réelle « en charge » Rouge en mA</text:p>
          </table:table-cell>
          <table:table-cell table:formula="of:=([.B15]-[.B5]+0.15)/[.B18]" office:value-type="float" office:value="2.75" calcext:value-type="float">
            <text:p>2,75</text:p>
          </table:table-cell>
          <table:table-cell table:formula="of:=([.C15]-[.C5]+0.15)/[.C18]" office:value-type="float" office:value="2.7" calcext:value-type="float">
            <text:p>2,7</text:p>
          </table:table-cell>
          <table:table-cell table:formula="of:=([.D15]-[.D5]+0.15)/[.D18]" office:value-type="float" office:value="2.75" calcext:value-type="float">
            <text:p>2,75</text:p>
          </table:table-cell>
          <table:table-cell table:formula="of:=([.E15]-[.E5]+0.15)/[.E18]" office:value-type="float" office:value="2.55" calcext:value-type="float">
            <text:p>2,55</text:p>
          </table:table-cell>
          <table:table-cell table:formula="of:=([.F15]-[.F5]+0.15)/[.F18]" office:value-type="float" office:value="2.65" calcext:value-type="float">
            <text:p>2,65</text:p>
          </table:table-cell>
          <table:table-cell table:style-name="ce2" table:formula="of:=([.G15]-[.G5]+0.15)/[.G18]" office:value-type="float" office:value="2.65" calcext:value-type="float">
            <text:p>2,65</text:p>
          </table:table-cell>
          <table:table-cell table:formula="of:=([.H15]-[.H5]+0.15)/[.H18]" office:value-type="float" office:value="2.65" calcext:value-type="float">
            <text:p>2,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réelle charge complète Vert en mA</text:p>
          </table:table-cell>
          <table:table-cell table:formula="of:=([.B15]-[.B6]+0.55)/[.B18]" office:value-type="float" office:value="1.85" calcext:value-type="float">
            <text:p>1,85</text:p>
          </table:table-cell>
          <table:table-cell table:formula="of:=([.C15]-[.C6]+0.55)/[.C18]" office:value-type="float" office:value="1.75" calcext:value-type="float">
            <text:p>1,75</text:p>
          </table:table-cell>
          <table:table-cell table:formula="of:=([.D15]-[.D6]+0.55)/[.D18]" office:value-type="float" office:value="1.55" calcext:value-type="float">
            <text:p>1,55</text:p>
          </table:table-cell>
          <table:table-cell table:formula="of:=([.E15]-[.E6]+0.55)/[.E18]" office:value-type="float" office:value="1.95" calcext:value-type="float">
            <text:p>1,95</text:p>
          </table:table-cell>
          <table:table-cell table:formula="of:=([.F15]-[.F6]+0.55)/[.F18]" office:value-type="float" office:value="2.25" calcext:value-type="float">
            <text:p>2,25</text:p>
          </table:table-cell>
          <table:table-cell table:style-name="ce2" table:formula="of:=([.G15]-[.G6]+0.55)/[.G18]" office:value-type="float" office:value="1.75" calcext:value-type="float">
            <text:p>1,75</text:p>
          </table:table-cell>
          <table:table-cell table:formula="of:=([.H15]-[.H6]+0.55)/[.H18]" office:value-type="float" office:value="3.05" calcext:value-type="float">
            <text:p>3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réelle Lora transmet Bleu en mA</text:p>
          </table:table-cell>
          <table:table-cell table:formula="of:=([.B17]-[.B7]+0.8)/[.B18]" office:value-type="float" office:value="0.8" calcext:value-type="float">
            <text:p>0,8</text:p>
          </table:table-cell>
          <table:table-cell table:formula="of:=([.C17]-[.C7]+0.8)/[.C18]" office:value-type="float" office:value="0.8" calcext:value-type="float">
            <text:p>0,8</text:p>
          </table:table-cell>
          <table:table-cell table:formula="of:=([.D17]-[.D7]+0.8)/[.D18]" office:value-type="float" office:value="0.6" calcext:value-type="float">
            <text:p>0,6</text:p>
          </table:table-cell>
          <table:table-cell table:formula="of:=([.E17]-[.E7]+0.8)/[.E18]" office:value-type="float" office:value="1" calcext:value-type="float">
            <text:p>1</text:p>
          </table:table-cell>
          <table:table-cell table:formula="of:=([.F17]-[.F7]+0.8)/[.F18]" office:value-type="float" office:value="1.1" calcext:value-type="float">
            <text:p>1,1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réelle DSP transmet vert en mA</text:p>
          </table:table-cell>
          <table:table-cell table:formula="of:=([.B16]-[.B6]+0.55)/[.B18]" office:value-type="float" office:value="0.65" calcext:value-type="float">
            <text:p>0,65</text:p>
          </table:table-cell>
          <table:table-cell table:formula="of:=([.C16]-[.C6]+0.55)/[.C18]" office:value-type="float" office:value="0.55" calcext:value-type="float">
            <text:p>0,55</text:p>
          </table:table-cell>
          <table:table-cell table:formula="of:=([.D16]-[.D6]+0.55)/[.D18]" office:value-type="float" office:value="0.35" calcext:value-type="float">
            <text:p>0,35</text:p>
          </table:table-cell>
          <table:table-cell table:formula="of:=([.E16]-[.E6]+0.55)/[.E18]" office:value-type="float" office:value="0.75" calcext:value-type="float">
            <text:p>0,75</text:p>
          </table:table-cell>
          <table:table-cell table:formula="of:=([.F16]-[.F6]+0.55)/[.F18]" office:value-type="float" office:value="1.05" calcext:value-type="float">
            <text:p>1,05</text:p>
          </table:table-cell>
          <table:table-cell table:style-name="ce2" table:formula="of:=([.G16]-[.G6]+0.55)/[.G18]" office:value-type="float" office:value="0.55" calcext:value-type="float">
            <text:p>0,55</text:p>
          </table:table-cell>
          <table:table-cell table:formula="of:=([.H16]-[.H6]+0.55)/[.H18]" office:value-type="float" office:value="1.85" calcext:value-type="float">
            <text:p>1,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réelle « en charge » Rouge en mW</text:p>
          </table:table-cell>
          <table:table-cell table:formula="of:=[.B15]*[.B20]" office:value-type="float" office:value="12.375" calcext:value-type="float">
            <text:p>12,375</text:p>
          </table:table-cell>
          <table:table-cell table:formula="of:=[.C15]*[.C20]" office:value-type="float" office:value="12.15" calcext:value-type="float">
            <text:p>12,15</text:p>
          </table:table-cell>
          <table:table-cell table:formula="of:=[.D15]*[.D20]" office:value-type="float" office:value="12.375" calcext:value-type="float">
            <text:p>12,375</text:p>
          </table:table-cell>
          <table:table-cell table:formula="of:=[.E15]*[.E20]" office:value-type="float" office:value="11.475" calcext:value-type="float">
            <text:p>11,475</text:p>
          </table:table-cell>
          <table:table-cell table:formula="of:=[.F15]*[.F20]" office:value-type="float" office:value="11.925" calcext:value-type="float">
            <text:p>11,925</text:p>
          </table:table-cell>
          <table:table-cell table:style-name="ce2" table:formula="of:=[.G15]*[.G20]" office:value-type="float" office:value="11.925" calcext:value-type="float">
            <text:p>11,925</text:p>
          </table:table-cell>
          <table:table-cell table:formula="of:=[.H15]*[.H20]" office:value-type="float" office:value="11.925" calcext:value-type="float">
            <text:p>11,9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 réelle « charge complète » Vert en mW</text:p>
          </table:table-cell>
          <table:table-cell table:formula="of:=[.B21]*[.B15]" office:value-type="float" office:value="8.325" calcext:value-type="float">
            <text:p>8,325</text:p>
          </table:table-cell>
          <table:table-cell table:formula="of:=[.C21]*[.C15]" office:value-type="float" office:value="7.875" calcext:value-type="float">
            <text:p>7,875</text:p>
          </table:table-cell>
          <table:table-cell table:formula="of:=[.D21]*[.D15]" office:value-type="float" office:value="6.975" calcext:value-type="float">
            <text:p>6,975</text:p>
          </table:table-cell>
          <table:table-cell table:formula="of:=[.E21]*[.E15]" office:value-type="float" office:value="8.775" calcext:value-type="float">
            <text:p>8,775</text:p>
          </table:table-cell>
          <table:table-cell table:formula="of:=[.F21]*[.F15]" office:value-type="float" office:value="10.125" calcext:value-type="float">
            <text:p>10,125</text:p>
          </table:table-cell>
          <table:table-cell table:style-name="ce2" table:formula="of:=[.G21]*[.G15]" office:value-type="float" office:value="7.875" calcext:value-type="float">
            <text:p>7,875</text:p>
          </table:table-cell>
          <table:table-cell table:formula="of:=[.H21]*[.H15]" office:value-type="float" office:value="13.725" calcext:value-type="float">
            <text:p>13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 réelle Lora transmet Bleu en mW</text:p>
          </table:table-cell>
          <table:table-cell table:formula="of:=[.B22]*[.B17]" office:value-type="float" office:value="2.64" calcext:value-type="float">
            <text:p>2,64</text:p>
          </table:table-cell>
          <table:table-cell table:formula="of:=[.C22]*[.C17]" office:value-type="float" office:value="2.64" calcext:value-type="float">
            <text:p>2,64</text:p>
          </table:table-cell>
          <table:table-cell table:formula="of:=[.D22]*[.D17]" office:value-type="float" office:value="1.98" calcext:value-type="float">
            <text:p>1,98</text:p>
          </table:table-cell>
          <table:table-cell table:formula="of:=[.E22]*[.E17]" office:value-type="float" office:value="3.3" calcext:value-type="float">
            <text:p>3,3</text:p>
          </table:table-cell>
          <table:table-cell table:formula="of:=[.F22]*[.F17]" office:value-type="float" office:value="3.63" calcext:value-type="float">
            <text:p>3,63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 réelle DSP transmet vert en mW</text:p>
          </table:table-cell>
          <table:table-cell table:formula="of:=[.B23]*[.B16]" office:value-type="float" office:value="2.145" calcext:value-type="float">
            <text:p>2,145</text:p>
          </table:table-cell>
          <table:table-cell table:formula="of:=[.C23]*[.C16]" office:value-type="float" office:value="1.815" calcext:value-type="float">
            <text:p>1,815</text:p>
          </table:table-cell>
          <table:table-cell table:formula="of:=[.D23]*[.D16]" office:value-type="float" office:value="1.155" calcext:value-type="float">
            <text:p>1,155</text:p>
          </table:table-cell>
          <table:table-cell table:formula="of:=[.E23]*[.E16]" office:value-type="float" office:value="2.475" calcext:value-type="float">
            <text:p>2,475</text:p>
          </table:table-cell>
          <table:table-cell table:formula="of:=[.F23]*[.F16]" office:value-type="float" office:value="3.465" calcext:value-type="float">
            <text:p>3,465</text:p>
          </table:table-cell>
          <table:table-cell table:style-name="ce2" table:formula="of:=[.G23]*[.G16]" office:value-type="float" office:value="1.815" calcext:value-type="float">
            <text:p>1,815</text:p>
          </table:table-cell>
          <table:table-cell table:formula="of:=[.H23]*[.H16]" office:value-type="float" office:value="6.105" calcext:value-type="float">
            <text:p>6,10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emps allumé Ta en s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B30]" office:value-type="float" office:value="1" calcext:value-type="float">
            <text:p>1</text:p>
          </table:table-cell>
          <table:table-cell table:style-name="ce8" table:formula="of:=[.C30]" office:value-type="float" office:value="1" calcext:value-type="float">
            <text:p>1</text:p>
          </table:table-cell>
          <table:table-cell table:style-name="ce8" table:formula="of:=[.D30]" office:value-type="float" office:value="1" calcext:value-type="float">
            <text:p>1</text:p>
          </table:table-cell>
          <table:table-cell table:style-name="ce8" table:formula="of:=[.E30]" office:value-type="float" office:value="1" calcext:value-type="float">
            <text:p>1</text:p>
          </table:table-cell>
          <table:table-cell table:style-name="ce8" table:formula="of:=[.F30]" office:value-type="float" office:value="1" calcext:value-type="float">
            <text:p>1</text:p>
          </table:table-cell>
          <table:table-cell table:style-name="ce8" table:formula="of:=[.G30]" office:value-type="float" office:value="1" calcext:value-type="float">
            <text:p>1</text:p>
          </table:table-cell>
          <table:table-cell table:style-name="ce11" table:number-columns-repeated="1016"/>
        </table:table-row>
        <table:table-row table:style-name="ro1">
          <table:table-cell table:style-name="ce4" office:value-type="string" calcext:value-type="string">
            <text:p>Temps éteint Te en s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[.B31]" office:value-type="float" office:value="9" calcext:value-type="float">
            <text:p>9</text:p>
          </table:table-cell>
          <table:table-cell table:style-name="ce8" table:formula="of:=[.C31]" office:value-type="float" office:value="9" calcext:value-type="float">
            <text:p>9</text:p>
          </table:table-cell>
          <table:table-cell table:style-name="ce8" table:formula="of:=[.D31]" office:value-type="float" office:value="9" calcext:value-type="float">
            <text:p>9</text:p>
          </table:table-cell>
          <table:table-cell table:style-name="ce8" table:formula="of:=[.E31]" office:value-type="float" office:value="9" calcext:value-type="float">
            <text:p>9</text:p>
          </table:table-cell>
          <table:table-cell table:style-name="ce8" table:formula="of:=[.F31]" office:value-type="float" office:value="9" calcext:value-type="float">
            <text:p>9</text:p>
          </table:table-cell>
          <table:table-cell table:style-name="ce8" table:formula="of:=[.G31]" office:value-type="float" office:value="9" calcext:value-type="float">
            <text:p>9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Rapport Ta/(Ta+Te)</text:p>
          </table:table-cell>
          <table:table-cell table:style-name="ce7" table:formula="of:=[.B30]/([.B30]+[.B31])" office:value-type="float" office:value="0.1" calcext:value-type="float">
            <text:p>0,10000</text:p>
          </table:table-cell>
          <table:table-cell table:style-name="ce7" table:formula="of:=[.C30]/([.C30]+[.C31])" office:value-type="float" office:value="0.1" calcext:value-type="float">
            <text:p>0,10000</text:p>
          </table:table-cell>
          <table:table-cell table:style-name="ce7" table:formula="of:=[.D30]/([.D30]+[.D31])" office:value-type="float" office:value="0.1" calcext:value-type="float">
            <text:p>0,10000</text:p>
          </table:table-cell>
          <table:table-cell table:style-name="ce7" table:formula="of:=[.E30]/([.E30]+[.E31])" office:value-type="float" office:value="0.1" calcext:value-type="float">
            <text:p>0,10000</text:p>
          </table:table-cell>
          <table:table-cell table:style-name="ce7" table:formula="of:=[.F30]/([.F30]+[.F31])" office:value-type="float" office:value="0.1" calcext:value-type="float">
            <text:p>0,10000</text:p>
          </table:table-cell>
          <table:table-cell table:style-name="ce7" table:formula="of:=[.G30]/([.G30]+[.G31])" office:value-type="float" office:value="0.1" calcext:value-type="float">
            <text:p>0,10000</text:p>
          </table:table-cell>
          <table:table-cell table:style-name="ce7" table:formula="of:=[.H30]/([.H30]+[.H31])" office:value-type="float" office:value="0.1" calcext:value-type="float">
            <text:p>0,1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rée de la charge</text:p>
          </table:table-cell>
          <table:table-cell table:style-name="ce7" table:number-columns-repeated="5"/>
          <table:table-cell table:style-name="ce10"/>
          <table:table-cell table:style-name="ce7"/>
          <table:table-cell table:number-columns-repeated="1016"/>
        </table:table-row>
        <table:table-row table:style-name="ro1">
          <table:table-cell/>
          <table:table-cell table:style-name="ce7"/>
          <table:table-cell table:style-name="ce9"/>
          <table:table-cell table:style-name="ce7" table:number-columns-repeated="3"/>
          <table:table-cell table:style-name="ce10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7" table:number-columns-repeated="5"/>
          <table:table-cell table:style-name="ce10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Conso jour Led Rouge en Wh</text:p>
          </table:table-cell>
          <table:table-cell table:style-name="ce7" table:formula="of:=24*[.B32]*[.B25]/1000" office:value-type="float" office:value="0.0297" calcext:value-type="float">
            <text:p>0,02970</text:p>
          </table:table-cell>
          <table:table-cell table:style-name="ce7" table:formula="of:=24*[.C32]*[.C25]/1000" office:value-type="float" office:value="0.02916" calcext:value-type="float">
            <text:p>0,02916</text:p>
          </table:table-cell>
          <table:table-cell table:style-name="ce7" table:formula="of:=24*[.D32]*[.D25]/1000" office:value-type="float" office:value="0.0297" calcext:value-type="float">
            <text:p>0,02970</text:p>
          </table:table-cell>
          <table:table-cell table:style-name="ce7" table:formula="of:=24*[.E32]*[.E25]/1000" office:value-type="float" office:value="0.02754" calcext:value-type="float">
            <text:p>0,02754</text:p>
          </table:table-cell>
          <table:table-cell table:style-name="ce7" table:formula="of:=24*[.F32]*[.F25]/1000" office:value-type="float" office:value="0.02862" calcext:value-type="float">
            <text:p>0,02862</text:p>
          </table:table-cell>
          <table:table-cell table:style-name="ce7" table:formula="of:=24*[.G31]*[.G25]/1000" office:value-type="float" office:value="2.5758" calcext:value-type="float">
            <text:p>2,57580</text:p>
          </table:table-cell>
          <table:table-cell table:style-name="ce7" table:formula="of:=24*[.H32]*[.H25]/1000" office:value-type="float" office:value="0.02862" calcext:value-type="float">
            <text:p>0,02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o jour Led Verte en Wh</text:p>
          </table:table-cell>
          <table:table-cell table:style-name="ce7" table:formula="of:=24*[.B32]*[.B26]/1000" office:value-type="float" office:value="0.01998" calcext:value-type="float">
            <text:p>0,01998</text:p>
          </table:table-cell>
          <table:table-cell table:style-name="ce7" table:formula="of:=24*[.C32]*[.C26]/1000" office:value-type="float" office:value="0.0189" calcext:value-type="float">
            <text:p>0,01890</text:p>
          </table:table-cell>
          <table:table-cell table:style-name="ce7" table:formula="of:=24*[.D32]*[.D26]/1000" office:value-type="float" office:value="0.01674" calcext:value-type="float">
            <text:p>0,01674</text:p>
          </table:table-cell>
          <table:table-cell table:style-name="ce7" table:formula="of:=24*[.E32]*[.E26]/1000" office:value-type="float" office:value="0.02106" calcext:value-type="float">
            <text:p>0,02106</text:p>
          </table:table-cell>
          <table:table-cell table:style-name="ce7" table:formula="of:=24*[.F32]*[.F26]/1000" office:value-type="float" office:value="0.0243" calcext:value-type="float">
            <text:p>0,02430</text:p>
          </table:table-cell>
          <table:table-cell table:style-name="ce7" table:formula="of:=24*[.G32]*[.G26]/1000" office:value-type="float" office:value="0.0189" calcext:value-type="float">
            <text:p>0,01890</text:p>
          </table:table-cell>
          <table:table-cell table:style-name="ce7" table:formula="of:=24*[.H32]*[.H26]/1000" office:value-type="float" office:value="0.03294" calcext:value-type="float">
            <text:p>0,032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o jour Led Bleue (Lora) en Wh</text:p>
          </table:table-cell>
          <table:table-cell table:formula="of:=24*[.B27]*[.B32]/1000" office:value-type="float" office:value="0.006336" calcext:value-type="float">
            <text:p>0,006336</text:p>
          </table:table-cell>
          <table:table-cell table:formula="of:=24*[.C27]*[.C32]/1000" office:value-type="float" office:value="0.006336" calcext:value-type="float">
            <text:p>0,006336</text:p>
          </table:table-cell>
          <table:table-cell table:formula="of:=24*[.D27]*[.D32]/1000" office:value-type="float" office:value="0.004752" calcext:value-type="float">
            <text:p>0,004752</text:p>
          </table:table-cell>
          <table:table-cell table:formula="of:=24*[.E27]*[.E32]/1000" office:value-type="float" office:value="0.00792" calcext:value-type="float">
            <text:p>0,00792</text:p>
          </table:table-cell>
          <table:table-cell table:formula="of:=24*[.F27]*[.F32]/1000" office:value-type="float" office:value="0.008712" calcext:value-type="float">
            <text:p>0,008712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o jour Led Verte (DSP) en Wh</text:p>
          </table:table-cell>
          <table:table-cell table:formula="of:=24*[.B28]*[.B32]/1000" office:value-type="float" office:value="0.005148" calcext:value-type="float">
            <text:p>0,005148</text:p>
          </table:table-cell>
          <table:table-cell table:formula="of:=24*[.C28]*[.C32]/1000" office:value-type="float" office:value="0.004356" calcext:value-type="float">
            <text:p>0,004356</text:p>
          </table:table-cell>
          <table:table-cell table:formula="of:=24*[.D28]*[.D32]/1000" office:value-type="float" office:value="0.002772" calcext:value-type="float">
            <text:p>0,002772</text:p>
          </table:table-cell>
          <table:table-cell table:formula="of:=24*[.E28]*[.E32]/1000" office:value-type="float" office:value="0.00594" calcext:value-type="float">
            <text:p>0,00594</text:p>
          </table:table-cell>
          <table:table-cell table:formula="of:=24*[.F28]*[.F32]/1000" office:value-type="float" office:value="0.008316" calcext:value-type="float">
            <text:p>0,008316</text:p>
          </table:table-cell>
          <table:table-cell table:style-name="ce2" table:formula="of:=24*[.G28]*[.G32]/1000" office:value-type="float" office:value="0.004356" calcext:value-type="float">
            <text:p>0,004356</text:p>
          </table:table-cell>
          <table:table-cell table:formula="of:=24*[.H28]*[.H32]/1000" office:value-type="float" office:value="0.014652" calcext:value-type="float">
            <text:p>0,0146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acité batterie en Wh</text:p>
          </table:table-cell>
          <table:table-cell table:formula="of:=3.7*10.6" office:value-type="float" office:value="39.22" calcext:value-type="float">
            <text:p>39,22</text:p>
          </table:table-cell>
          <table:table-cell table:formula="of:=3.7*10.6" office:value-type="float" office:value="39.22" calcext:value-type="float">
            <text:p>39,22</text:p>
          </table:table-cell>
          <table:table-cell table:formula="of:=3.7*10.6" office:value-type="float" office:value="39.22" calcext:value-type="float">
            <text:p>39,22</text:p>
          </table:table-cell>
          <table:table-cell table:formula="of:=3.7*10.6" office:value-type="float" office:value="39.22" calcext:value-type="float">
            <text:p>39,22</text:p>
          </table:table-cell>
          <table:table-cell table:formula="of:=3.7*10.6" office:value-type="float" office:value="39.22" calcext:value-type="float">
            <text:p>39,22</text:p>
          </table:table-cell>
          <table:table-cell table:style-name="ce2" table:formula="of:=3.7*10.6" office:value-type="float" office:value="39.22" calcext:value-type="float">
            <text:p>39,22</text:p>
          </table:table-cell>
          <table:table-cell table:formula="of:=3.7*10.6" office:value-type="float" office:value="39.22" calcext:value-type="float">
            <text:p>39,22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7:39:34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4:17:22.625000000</meta:creation-date>
    <meta:generator>LibreOffice/6.4.0.3$Windows_X86_64 LibreOffice_project/b0a288ab3d2d4774cb44b62f04d5d28733ac6df8</meta:generator>
    <dc:date>2020-02-27T11:13:21.018000000</dc:date>
    <meta:editing-duration>PT3H19M6S</meta:editing-duration>
    <meta:editing-cycles>47</meta:editing-cycles>
    <meta:document-statistic meta:table-count="1" meta:cell-count="257" meta:object-count="0"/>
  </office:meta>
</office:document-meta>
</file>